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auto-grow-height="true" draw:auto-grow-width="false" fo:max-height="0cm" fo:min-height="0cm" fo:padding-top="0.1cm" fo:padding-bottom="0.1cm" fo:padding-left="0.225cm" fo:padding-right="0.225cm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4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5" style:family="graphic" style:parent-style-name="standard">
      <style:graphic-properties draw:marker-end="Arrow" draw:marker-end-width="0.61cm" draw:textarea-horizontal-align="center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7cm"/>
    </style:style>
    <style:style style:name="pr5" style:family="presentation" style:parent-style-name="Default-outline1">
      <style:graphic-properties draw:auto-grow-height="true" fo:min-height="13.861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 style:list-style-name="L4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font-size="42pt" style:font-size-asian="42pt" style:font-size-complex="42pt"/>
    </style:style>
    <style:style style:name="P5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6" style:family="paragraph">
      <style:text-properties fo:font-family="'Liberation Mono'" style:font-family-generic="modern" style:font-pitch="fixed"/>
    </style:style>
    <style:style style:name="P7" style:family="paragraph">
      <style:paragraph-properties fo:text-align="center"/>
      <style:text-properties fo:font-family="'Liberation Mono'" style:font-family-generic="modern" style:font-pitch="fixed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Liberation Mono'" style:font-family-generic="modern" style:font-pitch="fixed" fo:font-size="32pt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font-size="42pt" fo:font-weight="normal" style:font-size-asian="42pt" style:font-weight-asian="normal" style:font-size-complex="42pt" style:font-weight-complex="normal"/>
    </style:style>
    <style:style style:name="T12" style:family="text">
      <style:text-properties fo:font-family="'Liberation Mono'" style:font-family-generic="modern" style:font-pitch="fixed"/>
    </style:style>
    <style:style style:name="T13" style:family="text">
      <style:text-properties fo:color="#0000ff" fo:font-family="'Liberation Mono'" style:font-family-generic="modern" style:font-pitch="fixed" fo:font-weight="bold" style:font-weight-asian="bold" style:font-weight-complex="bold"/>
    </style:style>
    <style:style style:name="T14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5" style:family="text">
      <style:text-properties fo:font-family="arial" style:font-family-generic="swiss" fo:font-size="32pt" style:font-size-asian="32pt" style:font-size-complex="32pt"/>
    </style:style>
    <style:style style:name="T16" style:family="text">
      <style:text-properties fo:color="#0000ff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'Liberation Mono'" style:font-family-generic="modern" style:font-pitch="fixed" fo:font-size="28pt" style:font-size-asian="28pt" style:font-size-complex="28pt"/>
    </style:style>
    <style:style style:name="T19" style:family="text">
      <style:text-properties fo:font-family="arial" style:font-family-generic="swiss" fo:font-size="28pt" style:font-size-asian="28pt" style:font-size-complex="28pt"/>
    </style:style>
    <style:style style:name="T20" style:family="text">
      <style:text-properties fo:color="#000000" fo:font-family="Arial" style:font-family-generic="swiss" fo:font-size="32pt" style:font-size-asian="32pt" style:font-size-complex="32pt"/>
    </style:style>
    <style:style style:name="T21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22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23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24" style:family="text">
      <style:text-properties fo:color="#b80047" fo:font-size="32pt" style:font-size-asian="32pt" style:font-size-complex="32pt"/>
    </style:style>
    <style:style style:name="T25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26" style:family="text">
      <style:text-properties fo:font-family="arial" style:font-family-generic="swiss" fo:font-size="14pt" style:font-size-asian="14pt" style:font-size-complex="14pt"/>
    </style:style>
    <style:style style:name="T27" style:family="text">
      <style:text-properties fo:font-family="'Liberation Mono'" style:font-family-generic="modern" style:font-pitch="fixed" fo:font-size="26pt" style:font-size-asian="26pt" style:font-size-complex="26pt"/>
    </style:style>
    <style:style style:name="T28" style:family="text">
      <style:text-properties fo:font-family="Arial" style:font-family-generic="swiss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 " style:num-format="1">
        <style:list-level-properties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ack of uptake of pluggable types</text:p>
          </draw:text-box>
        </draw:frame>
        <draw:frame presentation:style-name="pr2" draw:layer="layout" svg:width="25.199cm" svg:height="14.599cm" svg:x="1.4cm" svg:y="4.914cm" presentation:class="outline" presentation:user-transformed="true">
          <draw:text-box>
            <text:p>Common assumptions:</text:p>
            <text:p><text:span text:style-name="T1"/></text:p>
            <text:list text:style-name="L2">
              <text:list-item>
                <text:p><text:span text:style-name="T2">Testing finds</text:span> <text:span text:style-name="T3">all</text:span> important <text:span text:style-name="T2">bugs</text:span></text:p>
              </text:list-item>
              <text:list-item>
                <text:p>Usage <text:span text:style-name="T2">adds</text:span> annotation <text:span text:style-name="T2">clutter</text:span></text:p>
              </text:list-item>
              <text:list-item>
                <text:p><text:span text:style-name="T2">Learning</text:span> their usage is <text:span text:style-name="T2">hard</text:span></text:p>
              </text:list-item>
              <text:list-item>
                <text:p><text:span text:style-name="T2">Building</text:span> checkers is <text:span text:style-name="T2">difficult</text:span></text:p>
              </text:list-item>
            </text:list>
            <text:p><text:span text:style-name="T4"/></text:p>
            <text:p text:id="id3"><text:span text:style-name="T3">These were true before the Checker Framework.</text:span></text:p>
            <text:p text:id="id4" text:style-name="P1"><text:span text:style-name="T2">Do they still appl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Our case studies</text:p>
          </draw:text-box>
        </draw:frame>
        <draw:frame presentation:style-name="pr2" draw:text-style-name="P2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<text:span text:style-name="T5">Checkers reveal</text:span><text:span text:style-name="T6"> important latent </text:span><text:span text:style-name="T5">bugs</text:span></text:p>
                <text:list>
                  <text:list-item>
                    <text:p><text:span text:style-name="T7">Ran on 2 million LOC of real-world code </text:span></text:p>
                  </text:list-item>
                  <text:list-item>
                    <text:p><text:span text:style-name="T7">Found 40 user-visible bugs, hundreds of mistakes</text:span></text:p>
                  </text:list-item>
                </text:list>
              </text:list-item>
              <text:list-item>
                <text:p><text:span text:style-name="T5">Annotation</text:span><text:span text:style-name="T6"> overhead is </text:span><text:span text:style-name="T5">low</text:span></text:p>
                <text:list>
                  <text:list-item>
                    <text:p><text:span text:style-name="T7">Mean 2.6 annotations per kLOC</text:span></text:p>
                  </text:list-item>
                </text:list>
              </text:list-item>
              <text:list-item>
                <text:p><text:span text:style-name="T5">Learning</text:span><text:span text:style-name="T6"> their usage is </text:span><text:span text:style-name="T5">easy</text:span></text:p>
                <text:list>
                  <text:list-item>
                    <text:p><text:span text:style-name="T7">Used successfully by first-year CS majors</text:span></text:p>
                  </text:list-item>
                </text:list>
              </text:list-item>
              <text:list-item>
                <text:p><text:span text:style-name="T5">Building</text:span><text:span text:style-name="T6"> checkers is </text:span><text:span text:style-name="T5">easy</text:span></text:p>
                <text:list>
                  <text:list-item>
                    <text:p><text:span text:style-name="T7">New users developed 3 new realistic check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inds of case studies</text:p>
          </draw:text-box>
        </draw:frame>
        <draw:frame presentation:style-name="pr2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2 existing type checkers</text:p>
                <text:list>
                  <text:list-item>
                    <text:p>Absence of null-pointer exceptions</text:p>
                  </text:list-item>
                  <text:list-item>
                    <text:p>Correct use of object and reference equality</text:p>
                  </text:list-item>
                </text:list>
              </text:list-item>
              <text:list-item>
                <text:p>3 new type checkers</text:p>
                <text:list>
                  <text:list-item>
                    <text:p>Correct compiler message key substitution</text:p>
                  </text:list-item>
                  <text:list-item>
                    <text:p>Consistent use of integer constants as enums</text:p>
                  </text:list-item>
                  <text:list-item>
                    <text:p>Consistency of Java class name strings</text:p>
                  </text:list-item>
                </text:list>
              </text:list-item>
              <text:list-item>
                <text:p>Classroom study</text:p>
                <text:list>
                  <text:list-item>
                    <text:p>Nullness checker used by first-year CS maj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ase study subject programs</text:p>
          </draw:text-box>
        </draw:frame>
        <draw:frame presentation:style-name="pr2" draw:text-style-name="P2" draw:layer="layout" svg:width="19.29cm" svg:height="14.994cm" svg:x="4.355cm" svg:y="4.914cm" presentation:class="outline" presentation:user-transformed="true">
          <draw:text-box>
            <text:p><text:span text:style-name="T6">Swing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610</text:span><text:span text:style-name="T6"> kLOC</text:span><text:span text:style-name="T6"><text:line-break/></text:span><text:span text:style-name="T6">Lucene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479</text:span><text:span text:style-name="T6"> kLOC</text:span><text:span text:style-name="T6"><text:line-break/></text:span><text:span text:style-name="T6">Xerces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257</text:span><text:span text:style-name="T6"> kLOC</text:span><text:span text:style-name="T6"><text:line-break/></text:span><text:span text:style-name="T6">OpenJDK (17 packages): </text:span><text:span text:style-name="T6"><text:tab/></text:span><text:span text:style-name="T8">231</text:span><text:span text:style-name="T6"> kLOC</text:span><text:span text:style-name="T6"><text:line-break/></text:span><text:span text:style-name="T6">Daikon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222</text:span><text:span text:style-name="T6"> kLOC</text:span><text:span text:style-name="T6"><text:line-break/></text:span><text:span text:style-name="T6">JabRef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117</text:span><text:span text:style-name="T6"> kLOC</text:span><text:span text:style-name="T6"><text:line-break/></text:span><text:span text:style-name="T6">Google Collections: </text:span><text:span text:style-name="T6"><text:tab/></text:span><text:span text:style-name="T6"><text:tab/></text:span><text:span text:style-name="T6"><text:tab/></text:span><text:span text:style-name="T6"><text:tab/></text:span><text:span text:style-name="T8"> 78</text:span><text:span text:style-name="T6"> kLOC</text:span><text:span text:style-name="T6"><text:line-break/></text:span><text:span text:style-name="T6">GanttProject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 69</text:span><text:span text:style-name="T6"> kLOC</text:span><text:span text:style-name="T6"><text:line-break/></text:span><text:span text:style-name="T6">ASM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 33</text:span><text:span text:style-name="T6"> kLOC</text:span><text:span text:style-name="T6"><text:line-break/></text:span><text:span text:style-name="T6">Checker Framework: </text:span><text:span text:style-name="T6"><text:tab/></text:span><text:span text:style-name="T6"><text:tab/></text:span><text:span text:style-name="T6"><text:tab/></text:span><text:span text:style-name="T8"> 31</text:span><text:span text:style-name="T6"> kLOC</text:span><text:span text:style-name="T6"><text:line-break/></text:span><text:span text:style-name="T6">Annotation File Utilities: </text:span><text:span text:style-name="T6"><text:tab/></text:span><text:span text:style-name="T6"><text:tab/></text:span><text:span text:style-name="T8"> 17</text:span><text:span text:style-name="T6"> kLOC</text:span></text:p>
          </draw:text-box>
        </draw:frame>
        <draw:frame draw:style-name="gr2" draw:id="id5" draw:layer="layout" svg:width="13.97cm" svg:height="5.265cm" svg:x="1.27cm" svg:y="7.051cm">
          <draw:text-box>
            <text:p><text:span text:style-name="T6">We manually annotated each program for one type system until all warnings were elimina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13.61cm" svg:x="1.4cm" svg:y="4.914cm" presentation:class="outline" presentation:user-transformed="true">
          <draw:text-box>
            <text:p><text:span text:style-name="T6">Nullness Checker:</text:span></text:p>
            <text:list text:style-name="L2">
              <text:list-item>
                <text:p><text:span text:style-name="T6">9 crashing bugs in Google Collections</text:span></text:p>
                <text:list>
                  <text:list-item>
                    <text:p><text:span text:style-name="T6">45000 tests (2/3 of the LOC)</text:span></text:p>
                  </text:list-item>
                  <text:list-item>
                    <text:p><text:span text:style-name="T6">Uses </text:span><text:span text:style-name="T9">FindBugs</text:span><text:span text:style-name="T6"> @Nullable annotations,</text:span><text:span text:style-name="T6"><text:line-break/></text:span><text:span text:style-name="T6">no FindBugs warnings</text:span><text:span text:style-name="T6"><text:tab/></text:span></text:p>
                  </text:list-item>
                </text:list>
              </text:list-item>
              <text:list-item>
                <text:p><text:span text:style-name="T6">&gt;90 bugs in Daikon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10">1. Checkers reveal important latent </text:span><text:span text:style-name="T11">bug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4.777cm" svg:x="1.4cm" svg:y="4.914cm" presentation:class="outline">
          <draw:text-box>
            <text:p>Example from Google Collections:</text:p>
            <text:p><text:span text:style-name="T12"><text:line-break/></text:span><text:span text:style-name="T12">class ForMapWithDefault {</text:span></text:p>
            <text:p><text:span text:style-name="T12"><text:s text:c="2"/></text:span><text:span text:style-name="T13">@Nullable</text:span><text:span text:style-name="T12"> Object defaultValue;</text:span></text:p>
            <text:p text:id="id6"><text:span text:style-name="T12"><text:s text:c="2"/></text:span><text:span text:style-name="T12">public int hashCode() {</text:span><text:span text:style-name="T12"><text:line-break/></text:span><text:span text:style-name="T12"> <text:s text:c="3"/>return map.hashCode() +</text:span><text:span text:style-name="T12"><text:line-break/></text:span><text:span text:style-name="T12"> <text:s text:c="5"/>defaultValue.hashCode();</text:span><text:span text:style-name="T12"><text:line-break/></text:span><text:span text:style-name="T12"> <text:s/>}</text:span></text:p>
            <text:p text:id="id7"><text:span text:style-name="T12">…</text:span><text:span text:style-name="T12"><text:line-break/></text:span><text:span text:style-name="T12">}</text:span></text:p>
          </draw:text-box>
        </draw:frame>
        <draw:frame draw:style-name="gr3" draw:text-style-name="P5" draw:id="id8" draw:layer="layout" svg:width="16.962cm" svg:height="1.242cm" svg:x="7.972cm" svg:y="15.903cm">
          <draw:text-box>
            <text:p><text:span text:style-name="T14">java.lang.NullPointerException</text:span></text:p>
          </draw:text-box>
        </draw:frame>
        <draw:frame presentation:style-name="pr6" draw:text-style-name="P4" draw:layer="layout" svg:width="25.905cm" svg:height="3.507cm" svg:x="0.7cm" svg:y="0.837cm" presentation:class="title" presentation:user-transformed="true">
          <draw:text-box>
            <text:list text:style-name="L1">
              <text:list-header>
                <text:p><text:span text:style-name="T10">Reveals </text:span><text:span text:style-name="T11">bugs: null-pointer excep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2. Annotation overhead is <text:span text:style-name="T3">low</text:span></text:p>
          </draw:text-box>
        </draw:frame>
        <draw:frame presentation:style-name="pr5" draw:text-style-name="P2" draw:layer="layout" svg:width="25.199cm" svg:height="13.861cm" svg:x="1.4cm" svg:y="4.914cm" presentation:class="outline" presentation:user-transformed="true">
          <draw:text-box>
            <text:p><text:span text:style-name="T6"/></text:p>
            <text:p><text:span text:style-name="T6">Nullness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13 </text:span><text:span text:style-name="T15">Ann./kLOC</text:span></text:p>
            <text:p><text:span text:style-name="T15">Signature: <text:s/></text:span><text:span text:style-name="T15"><text:tab/></text:span><text:span text:style-name="T15"><text:tab/></text:span><text:span text:style-name="T15"><text:tab/></text:span><text:span text:style-name="T15"><text:tab/></text:span><text:span text:style-name="T8"> 1.5 </text:span><text:span text:style-name="T15">Ann./kLOC</text:span></text:p>
            <text:p><text:span text:style-name="T6">Fenum: <text:s/></text:span><text:span text:style-name="T6"><text:tab/></text:span><text:span text:style-name="T6"><text:tab/></text:span><text:span text:style-name="T6"><text:tab/></text:span><text:span text:style-name="T6"><text:tab/></text:span><text:span text:style-name="T8"> </text:span><text:span text:style-name="T8"><text:tab/></text:span><text:span text:style-name="T8"> 1.1 </text:span><text:span text:style-name="T15">Ann./kLOC</text:span></text:p>
            <text:p><text:span text:style-name="T6">Interning: <text:s/></text:span><text:span text:style-name="T6"><text:tab/></text:span><text:span text:style-name="T6"><text:tab/></text:span><text:span text:style-name="T6"><text:tab/></text:span><text:span text:style-name="T6"><text:tab/></text:span><text:span text:style-name="T8"> 0.52 </text:span><text:span text:style-name="T6">Ann./kLOC</text:span></text:p>
            <text:p><text:span text:style-name="T6">Compiler Msgs.:</text:span><text:span text:style-name="T6"><text:tab/></text:span><text:span text:style-name="T6"><text:tab/></text:span><text:span text:style-name="T8"> 0.35 </text:span><text:span text:style-name="T15">Ann./kLO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notation overhead is <text:span text:style-name="T3">low</text:span></text:p>
          </draw:text-box>
        </draw:frame>
        <draw:frame presentation:style-name="pr2" draw:text-style-name="P2" draw:layer="layout" svg:width="25.199cm" svg:height="14.451cm" svg:x="1.4cm" svg:y="4.914cm" presentation:class="outline" presentation:user-transformed="true">
          <draw:text-box>
            <text:list text:style-name="L2">
              <text:list-item>
                <text:p><text:span text:style-name="T6">Good defaults</text:span></text:p>
                <text:list>
                  <text:list-item>
                    <text:p><text:span text:style-name="T7">Non-Null Except Locals reflects common usage</text:span></text:p>
                    <text:list>
                      <text:list-item>
                        <text:p><text:span text:style-name="T7">Fields, parameters, … are </text:span><text:span text:style-name="T16">@NonNull</text:span></text:p>
                      </text:list-item>
                      <text:list-item>
                        <text:p><text:span text:style-name="T7">Only local variables are </text:span><text:span text:style-name="T16">@Nullable</text:span></text:p>
                      </text:list-item>
                    </text:list>
                  </text:list-item>
                  <text:list-item>
                    <text:p><text:span text:style-name="T7">Define defaults using the tree kind, type kind, or regular expressions</text:span></text:p>
                  </text:list-item>
                </text:list>
              </text:list-item>
              <text:list-item>
                <text:p><text:span text:style-name="T6">Flow-sensitive local inference</text:span></text:p>
                <text:p><text:span text:style-name="T8"><text:s text:c="2"/></text:span><text:span text:style-name="T17">@Nullable</text:span><text:span text:style-name="T8"> Object o;</text:span><text:span text:style-name="T8"><text:line-break/></text:span><text:span text:style-name="T8"> <text:s/>o = new Object();</text:span><text:span text:style-name="T8"><text:line-break/></text:span><text:span text:style-name="T8"> <text:s/>o.toString(); //</text:span><text:span text:style-name="T18"> </text:span><text:span text:style-name="T19">OK! o inferred non-null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 Learning their usage is <text:span text:style-name="T3">easy</text:span></text:p>
          </draw:text-box>
        </draw:frame>
        <draw:frame presentation:style-name="pr2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6">28 first-year CS majors at UW</text:span></text:p>
              </text:list-item>
              <text:list-item>
                <text:p><text:span text:style-name="T6">Assignment: prove absence of NPE</text:span></text:p>
                <text:list>
                  <text:list-item>
                    <text:p><text:span text:style-name="T6">Mean code size: 9 kLOC</text:span></text:p>
                  </text:list-item>
                </text:list>
              </text:list-item>
              <text:list-item>
                <text:p><text:span text:style-name="T6">Result: <text:s/>all students fixed unknown bugs!</text:span></text:p>
              </text:list-item>
              <text:list-item>
                <text:p><text:span text:style-name="T6">Invested time:</text:span></text:p>
                <text:list>
                  <text:list-item>
                    <text:p><text:span text:style-name="T6">2 hours of demos and instructions</text:span></text:p>
                  </text:list-item>
                  <text:list-item>
                    <text:p><text:span text:style-name="T6">5.6 hours spent on assignment on aver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4. Building checkers is easy</text:p>
          </draw:text-box>
        </draw:frame>
        <draw:frame presentation:style-name="pr2" draw:text-style-name="P6" draw:layer="layout" svg:width="25.905cm" svg:height="17.17cm" svg:x="1.4cm" svg:y="4.914cm" presentation:class="outline" presentation:user-transformed="true">
          <draw:text-box>
            <text:p><text:span text:style-name="T20">Example: Ensure encrypted communication</text:span></text:p>
            <text:p><text:span text:style-name="T21"><text:s/></text:span><text:span text:style-name="T21"><text:tab/></text:span><text:span text:style-name="T21">void send(</text:span><text:span text:style-name="T17">@Encrypted</text:span><text:span text:style-name="T21"> String msg) </text:span><text:span text:style-name="T22">{…}</text:span></text:p>
            <text:p><text:span text:style-name="T18"><text:s/></text:span><text:span text:style-name="T18"><text:tab/></text:span><text:span text:style-name="T17">@Encrypted</text:span><text:span text:style-name="T8"> String msg1 = ...;</text:span><text:span text:style-name="T8"><text:line-break/></text:span><text:span text:style-name="T8"> <text:s/></text:span><text:span text:style-name="T23">send(msg1); <text:s text:c="2"/>// OK</text:span></text:p>
            <text:p><text:span text:style-name="T23"><text:s text:c="2"/></text:span><text:span text:style-name="T8">String msg2 = ....;</text:span><text:span text:style-name="T23"> <text:s/></text:span><text:span text:style-name="T24"><text:s/></text:span><text:span text:style-name="T24"><text:tab/></text:span><text:span text:style-name="T24"><text:line-break/></text:span><text:span text:style-name="T25"> <text:s/>send(msg2); <text:s text:c="2"/>// Warning!</text:span></text:p>
            <text:p text:id="id9"><text:span text:style-name="T15">The complete checker:</text:span><text:span text:style-name="T26"><text:line-break/></text:span><text:span text:style-name="T26"><text:line-break/></text:span><text:span text:style-name="T8"> <text:s/></text:span><text:span text:style-name="T17">@TypeQualifier</text:span><text:span text:style-name="T17"><text:line-break/></text:span><text:span text:style-name="T17"> <text:s/>@SubtypeOf(Unqualified.class)</text:span><text:span text:style-name="T8"><text:line-break/></text:span><text:span text:style-name="T8"> <text:s/>public @interface Encrypted {}</text:span></text:p>
            <text:p/>
          </draw:text-box>
        </draw:frame>
        <draw:custom-shape draw:style-name="gr4" draw:text-style-name="P7" draw:id="id2" draw:layer="layout" svg:width="6.575cm" svg:height="1.27cm" svg:x="20.955cm" svg:y="12.045cm">
          <text:p text:style-name="P1"><text:span text:style-name="T27">Unqualifie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5.94cm" svg:height="1.27cm" svg:x="21.272cm" svg:y="14.885cm">
          <text:p text:style-name="P1"><text:span text:style-name="T27">Encry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id="id10" draw:layer="layout" draw:type="line" svg:x1="24.242cm" svg:y1="14.885cm" svg:x2="24.242cm" svg:y2="13.315cm" draw:start-shape="id1" draw:start-glue-point="0" draw:end-shape="id2" draw:end-glue-point="2" svg:d="m24242 14885v-157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6.67cm" svg:height="3.256cm" svg:x="0.635cm" svg:y="0.962cm" presentation:class="title" presentation:user-transformed="true">
          <draw:text-box>
            <text:p>Building complex checkers is possible</text:p>
          </draw:text-box>
        </draw:frame>
        <draw:frame presentation:style-name="pr2" draw:layer="layout" svg:width="25.199cm" svg:height="13.726cm" svg:x="1.4cm" svg:y="4.914cm" presentation:class="outline" presentation:user-transformed="true">
          <draw:text-box>
            <text:p>Nullness Checker is actually 3 checkers:</text:p>
            <text:list text:style-name="L2">
              <text:list-item>
                <text:p>Correct object initialization</text:p>
              </text:list-item>
              <text:list-item>
                <text:p>Nullness itself</text:p>
              </text:list-item>
              <text:list-item>
                <text:p>Correct usage of keys in map accesses</text:p>
              </text:list-item>
            </text:list>
            <text:p/>
            <text:p>Refined defaulting:</text:p>
            <text:list text:continue-numbering="true" text:style-name="L2">
              <text:list-item>
                <text:p>Refined flow-sensitive inference</text:p>
              </text:list-item>
              <text:list-item>
                <text:p>Heuristics for <text:span text:style-name="T12">Map.get</text:span> behavi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hecker code sizes</text:p>
          </draw:text-box>
        </draw:frame>
        <draw:frame presentation:style-name="pr2" draw:layer="layout" svg:width="21.46cm" svg:height="13.61cm" svg:x="3.27cm" svg:y="4.414cm" presentation:class="outline" presentation:user-transformed="true">
          <draw:text-box>
            <text:p/>
            <text:p>Nullness Checker: <text:tab/><text:tab/><text:tab/><text:tab/><text:tab/><text:span text:style-name="T12">4311</text:span> LOC</text:p>
            <text:p>Interning Checker: <text:tab/><text:tab/><text:tab/><text:tab/><text:tab/><text:span text:style-name="T12"> 960</text:span> LOC</text:p>
            <text:p>Fake Enumerations Checker: <text:tab/><text:span text:style-name="T12"> 489</text:span> LOC</text:p>
            <text:p>Signature Strings Checker: <text:tab/><text:tab/><text:span text:style-name="T12"> 167</text:span> LOC</text:p>
            <text:p>Compiler Messages Checker:<text:tab/><text:span text:style-name="T12"> <text:s/>70</text:span> LOC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ase study conclusions</text:p>
          </draw:text-box>
        </draw:frame>
        <draw:frame presentation:style-name="pr7" draw:layer="layout" svg:width="25.199cm" svg:height="13.61cm" svg:x="1.401cm" svg:y="4.9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2">Checkers reveal</text:span> important latent <text:span text:style-name="T2">bugs</text:span></text:p>
              </text:list-item>
              <text:list-item>
                <text:p><text:span text:style-name="T3"><text:s/></text:span><text:span text:style-name="T2">Annotation</text:span><text:span text:style-name="T3"> overhead is </text:span><text:span text:style-name="T2">low</text:span></text:p>
              </text:list-item>
              <text:list-item>
                <text:p><text:span text:style-name="T3"><text:s/></text:span><text:span text:style-name="T2">Learning</text:span><text:span text:style-name="T3"> their usage is </text:span><text:span text:style-name="T2">easy</text:span></text:p>
              </text:list-item>
              <text:list-item>
                <text:p><text:span text:style-name="T3"><text:s/></text:span><text:span text:style-name="T2">Building</text:span> ch<text:span text:style-name="T3">eckers is </text:span><text:span text:style-name="T2">easy</text:span><text:span text:style-name="T3"><text:line-break/></text:span><text:span text:style-name="T2"><text:line-break/></text:span><text:span text:style-name="T28">It is easy to improve the quality of your Java code, and you should start today!</text:span><text:span text:style-name="T28"><text:line-break/></text:span><text:span text:style-name="T28">We will show you how!</text:span><text:span text:style-name="T28"><text:line-break/></text:span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28H39M37S</meta:editing-duration>
    <meta:editing-cycles>198</meta:editing-cycles>
    <dc:date>2011-06-20T23:17:47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78"/>
  </office:meta>
</office:document-meta>
</file>